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0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5989000" calcext:value-type="float">
            <text:p>15,98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3519000" calcext:value-type="float">
            <text:p>13,51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5 5500G Box</text:p>
          </table:table-cell>
          <table:table-cell table:style-name="ce198" office:value-type="float" office:value="1642000" calcext:value-type="float">
            <text:p>1,642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4192000" calcext:value-type="float">
            <text:p>4,192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3-01T01:05:19.272576019</dc:date>
    <meta:editing-duration>P21DT9H55M6S</meta:editing-duration>
    <meta:editing-cycles>1037</meta:editing-cycles>
    <meta:generator>LibreOffice/24.8.5.2$Linux_X86_64 LibreOffice_project/480$Build-2</meta:generator>
    <meta:document-statistic meta:table-count="18" meta:cell-count="1334" meta:object-count="0"/>
  </office:meta>
</office:document-meta>
</file>